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WS Certified AI Practitioner (AIF-C01) Exam Preparation AWS Certified AI Practitioner (AIF-C01) Exam Preparation</text:title></text:p>
      <text:p text:style-name="OrgTitle"/>
      <text:p text:style-name="OrgSubtitle"><text:initial-creator>Jason Walsh Jason Walsh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436409">1. Introduction</text:a></text:p>
          <text:p text:style-name="Contents_20_1"><text:a xlink:type="simple" xlink:href="#orgba1b082">2. Exam Preparation</text:a></text:p>
          <text:p text:style-name="Contents_20_2"><text:a xlink:type="simple" xlink:href="#org4931c3d">2.1. Exam Overview</text:a></text:p>
          <text:p text:style-name="Contents_20_2"><text:a xlink:type="simple" xlink:href="#org9a91f42">2.2. Study Resources</text:a></text:p>
          <text:p text:style-name="Contents_20_2"><text:a xlink:type="simple" xlink:href="#orgee752c5">2.3. Exam Tips</text:a></text:p>
          <text:p text:style-name="Contents_20_2"><text:a xlink:type="simple" xlink:href="#org57df0b3">2.4. Certification Path</text:a></text:p>
          <text:p text:style-name="Contents_20_1"><text:a xlink:type="simple" xlink:href="#orge9196aa">3. Project Setup</text:a></text:p>
          <text:p text:style-name="Contents_20_2"><text:a xlink:type="simple" xlink:href="#orgc26896a">3.1. Prerequisites</text:a></text:p>
          <text:p text:style-name="Contents_20_2"><text:a xlink:type="simple" xlink:href="#org2f0b7ec">3.2. Installation</text:a></text:p>
          <text:p text:style-name="Contents_20_2"><text:a xlink:type="simple" xlink:href="#org7be13d5">3.3. Environment Configuration</text:a></text:p>
          <text:p text:style-name="Contents_20_2"><text:a xlink:type="simple" xlink:href="#org01aa1fd">3.4. Project Structure</text:a></text:p>
          <text:p text:style-name="Contents_20_1"><text:a xlink:type="simple" xlink:href="#orgef08ed3">4. AWS Services</text:a></text:p>
          <text:p text:style-name="Contents_20_2"><text:a xlink:type="simple" xlink:href="#org2ac5bfd">4.1. Core AI/ML Services</text:a></text:p>
          <text:p text:style-name="Contents_20_2"><text:a xlink:type="simple" xlink:href="#orgf4836cf">4.2. Supporting Services</text:a></text:p>
          <text:p text:style-name="Contents_20_2"><text:a xlink:type="simple" xlink:href="#org96b9337">4.3. Hands-on Examples</text:a></text:p>
          <text:p text:style-name="Contents_20_1"><text:a xlink:type="simple" xlink:href="#orgf64eaf6">5. AI/ML Concepts</text:a></text:p>
          <text:p text:style-name="Contents_20_2"><text:a xlink:type="simple" xlink:href="#org9ddc70a">5.1. Fundamentals</text:a></text:p>
          <text:p text:style-name="Contents_20_2"><text:a xlink:type="simple" xlink:href="#org5ab4acc">5.2. Deep Learning and Neural Networks</text:a></text:p>
          <text:p text:style-name="Contents_20_2"><text:a xlink:type="simple" xlink:href="#org68258cb">5.3. Generative AI</text:a></text:p>
          <text:p text:style-name="Contents_20_2"><text:a xlink:type="simple" xlink:href="#org7745261">5.4. Model Evaluation</text:a></text:p>
          <text:p text:style-name="Contents_20_1"><text:a xlink:type="simple" xlink:href="#orga7b01ce">6. Responsible AI</text:a></text:p>
          <text:p text:style-name="Contents_20_2"><text:a xlink:type="simple" xlink:href="#org4dae3c2">6.1. Ethical Considerations</text:a></text:p>
          <text:p text:style-name="Contents_20_2"><text:a xlink:type="simple" xlink:href="#org6c3e66b">6.2. Security and Privacy</text:a></text:p>
          <text:p text:style-name="Contents_20_2"><text:a xlink:type="simple" xlink:href="#org887b0de">6.3. Governance and Compliance</text:a></text:p>
          <text:p text:style-name="Contents_20_2"><text:a xlink:type="simple" xlink:href="#org37e14f6">6.4. Environmental Impact</text:a></text:p>
          <text:p text:style-name="Contents_20_1"><text:a xlink:type="simple" xlink:href="#org9605f4e">7. Development</text:a></text:p>
          <text:p text:style-name="Contents_20_2"><text:a xlink:type="simple" xlink:href="#org022074c">7.1. Workflow</text:a></text:p>
          <text:p text:style-name="Contents_20_2"><text:a xlink:type="simple" xlink:href="#org409c9f5">7.2. Makefile Commands</text:a></text:p>
          <text:p text:style-name="Contents_20_2"><text:a xlink:type="simple" xlink:href="#org7e83df5">7.3. Best Practices</text:a></text:p>
          <text:p text:style-name="Contents_20_1"><text:a xlink:type="simple" xlink:href="#orgc9d98f0">8. Conclusion</text:a></text:p>
          <text:p text:style-name="Contents_20_2"><text:a xlink:type="simple" xlink:href="#orgd1c1745">8.1. Next Steps</text:a></text:p>
          <text:p text:style-name="Contents_20_2"><text:a xlink:type="simple" xlink:href="#org4f0586a">8.2. Contributing</text:a></text:p>
          <text:p text:style-name="Contents_20_2"><text:a xlink:type="simple" xlink:href="#orgdc28161">8.3. License</text:a></text:p>
          <text:p text:style-name="Contents_20_2"><text:a xlink:type="simple" xlink:href="#org73e856d">8.4. Disclaimer</text:a></text:p>
        </text:index-body>
      </text:table-of-content>
      <text:h text:style-name="Heading_20_1" text:outline-level="1" text:is-list-header="false">
<text:bookmark-start text:name="OrgXref.org8436409"/>
<text:bookmark text:name="org8436409"/>Introduction
<text:bookmark-end text:name="OrgXref.org8436409"/></text:h>
      <text:p text:style-name="Text_20_body">This project provides comprehensive study materials, code examples, and a robust development environment for preparing for the AWS Certified AI Practitioner (AIF-C01) exam.
</text:p>
      <text:p text:style-name="Text_20_body">Key features of this project:
</text:p>
      <text:list text:style-name="OrgBulletedList" text:continue-numbering="false">
        <text:list-item>
          <text:p text:style-name="Text_20_body">Structured learning paths covering all AIF-C01 exam domains
</text:p>
        </text:list-item>
        <text:list-item>
          <text:p text:style-name="Text_20_body">Hands-on code examples using AWS AI/ML services
</text:p>
        </text:list-item>
        <text:list-item>
          <text:p text:style-name="Text_20_body">Local development environment with LocalStack for AWS service simulation
</text:p>
        </text:list-item>
        <text:list-item>
          <text:p text:style-name="Text_20_body">Integration of Python and Clojure for a comprehensive learning experience
</text:p>
        </text:list-item>
        <text:list-item>
          <text:p text:style-name="Text_20_body">Emphasis on best practices in AI/ML development and responsible AI
</text:p>
        </text:list-item>
      </text:list>
      <text:h text:style-name="Heading_20_1" text:outline-level="1" text:is-list-header="false">
<text:bookmark-start text:name="OrgXref.orgba1b082"/>
<text:bookmark text:name="orgba1b082"/>Exam Preparation
<text:bookmark-end text:name="OrgXref.orgba1b082"/></text:h>
      <text:h text:style-name="Heading_20_2" text:outline-level="2" text:is-list-header="false">
<text:bookmark-start text:name="OrgXref.org4931c3d"/>
<text:bookmark text:name="org4931c3d"/>Exam Overview
<text:bookmark-end text:name="OrgXref.org4931c3d"/></text:h>
      <text:h text:style-name="Heading_20_2" text:outline-level="2" text:is-list-header="false">
<text:bookmark-start text:name="OrgXref.org9a91f42"/>
<text:bookmark text:name="org9a91f42"/>Study Resources
<text:bookmark-end text:name="OrgXref.org9a91f42"/></text:h>
      <text:h text:style-name="Heading_20_2" text:outline-level="2" text:is-list-header="false">
<text:bookmark-start text:name="OrgXref.orgee752c5"/>
<text:bookmark text:name="orgee752c5"/>Exam Tips
<text:bookmark-end text:name="OrgXref.orgee752c5"/></text:h>
      <text:h text:style-name="Heading_20_2" text:outline-level="2" text:is-list-header="false">
<text:bookmark-start text:name="OrgXref.org57df0b3"/>
<text:bookmark text:name="org57df0b3"/>Certification Path
<text:bookmark-end text:name="OrgXref.org57df0b3"/></text:h>
      <text:h text:style-name="Heading_20_1" text:outline-level="1" text:is-list-header="false">
<text:bookmark-start text:name="OrgXref.orge9196aa"/>
<text:bookmark text:name="orge9196aa"/>Project Setup
<text:bookmark-end text:name="OrgXref.orge9196aa"/></text:h>
      <text:h text:style-name="Heading_20_2" text:outline-level="2" text:is-list-header="false">
<text:bookmark-start text:name="OrgXref.orgc26896a"/>
<text:bookmark text:name="orgc26896a"/>Prerequisites
<text:bookmark-end text:name="OrgXref.orgc26896a"/></text:h>
      <text:h text:style-name="Heading_20_2" text:outline-level="2" text:is-list-header="false">
<text:bookmark-start text:name="OrgXref.org2f0b7ec"/>
<text:bookmark text:name="org2f0b7ec"/>Installation
<text:bookmark-end text:name="OrgXref.org2f0b7ec"/></text:h>
      <text:h text:style-name="Heading_20_2" text:outline-level="2" text:is-list-header="false">
<text:bookmark-start text:name="OrgXref.org7be13d5"/>
<text:bookmark text:name="org7be13d5"/>Environment Configuration
<text:bookmark-end text:name="OrgXref.org7be13d5"/></text:h>
      <text:h text:style-name="Heading_20_2" text:outline-level="2" text:is-list-header="false">
<text:bookmark-start text:name="OrgXref.org01aa1fd"/>
<text:bookmark text:name="org01aa1fd"/>Project Structure
<text:bookmark-end text:name="OrgXref.org01aa1fd"/></text:h>
      <text:h text:style-name="Heading_20_1" text:outline-level="1" text:is-list-header="false">
<text:bookmark-start text:name="OrgXref.orgef08ed3"/>
<text:bookmark text:name="orgef08ed3"/>AWS Services
<text:bookmark-end text:name="OrgXref.orgef08ed3"/></text:h>
      <text:h text:style-name="Heading_20_2" text:outline-level="2" text:is-list-header="false">
<text:bookmark-start text:name="OrgXref.org2ac5bfd"/>
<text:bookmark text:name="org2ac5bfd"/>Core AI/ML Services
<text:bookmark-end text:name="OrgXref.org2ac5bfd"/></text:h>
      <text:h text:style-name="Heading_20_2" text:outline-level="2" text:is-list-header="false">
<text:bookmark-start text:name="OrgXref.orgf4836cf"/>
<text:bookmark text:name="orgf4836cf"/>Supporting Services
<text:bookmark-end text:name="OrgXref.orgf4836cf"/></text:h>
      <text:h text:style-name="Heading_20_2" text:outline-level="2" text:is-list-header="false">
<text:bookmark-start text:name="OrgXref.org96b9337"/>
<text:bookmark text:name="org96b9337"/>Hands-on Examples
<text:bookmark-end text:name="OrgXref.org96b9337"/></text:h>
      <text:h text:style-name="Heading_20_1" text:outline-level="1" text:is-list-header="false">
<text:bookmark-start text:name="OrgXref.orgf64eaf6"/>
<text:bookmark text:name="orgf64eaf6"/>AI/ML Concepts
<text:bookmark-end text:name="OrgXref.orgf64eaf6"/></text:h>
      <text:h text:style-name="Heading_20_2" text:outline-level="2" text:is-list-header="false">
<text:bookmark-start text:name="OrgXref.org9ddc70a"/>
<text:bookmark text:name="org9ddc70a"/>Fundamentals
<text:bookmark-end text:name="OrgXref.org9ddc70a"/></text:h>
      <text:h text:style-name="Heading_20_2" text:outline-level="2" text:is-list-header="false">
<text:bookmark-start text:name="OrgXref.org5ab4acc"/>
<text:bookmark text:name="org5ab4acc"/>Deep Learning and Neural Networks
<text:bookmark-end text:name="OrgXref.org5ab4acc"/></text:h>
      <text:h text:style-name="Heading_20_2" text:outline-level="2" text:is-list-header="false">
<text:bookmark-start text:name="OrgXref.org68258cb"/>
<text:bookmark text:name="org68258cb"/>Generative AI
<text:bookmark-end text:name="OrgXref.org68258cb"/></text:h>
      <text:h text:style-name="Heading_20_2" text:outline-level="2" text:is-list-header="false">
<text:bookmark-start text:name="OrgXref.org7745261"/>
<text:bookmark text:name="org7745261"/>Model Evaluation
<text:bookmark-end text:name="OrgXref.org7745261"/></text:h>
      <text:h text:style-name="Heading_20_1" text:outline-level="1" text:is-list-header="false">
<text:bookmark-start text:name="OrgXref.orga7b01ce"/>
<text:bookmark text:name="orga7b01ce"/>Responsible AI
<text:bookmark-end text:name="OrgXref.orga7b01ce"/></text:h>
      <text:h text:style-name="Heading_20_2" text:outline-level="2" text:is-list-header="false">
<text:bookmark-start text:name="OrgXref.org4dae3c2"/>
<text:bookmark text:name="org4dae3c2"/>Ethical Considerations
<text:bookmark-end text:name="OrgXref.org4dae3c2"/></text:h>
      <text:h text:style-name="Heading_20_2" text:outline-level="2" text:is-list-header="false">
<text:bookmark-start text:name="OrgXref.org6c3e66b"/>
<text:bookmark text:name="org6c3e66b"/>Security and Privacy
<text:bookmark-end text:name="OrgXref.org6c3e66b"/></text:h>
      <text:h text:style-name="Heading_20_2" text:outline-level="2" text:is-list-header="false">
<text:bookmark-start text:name="OrgXref.org887b0de"/>
<text:bookmark text:name="org887b0de"/>Governance and Compliance
<text:bookmark-end text:name="OrgXref.org887b0de"/></text:h>
      <text:h text:style-name="Heading_20_2" text:outline-level="2" text:is-list-header="false">
<text:bookmark-start text:name="OrgXref.org37e14f6"/>
<text:bookmark text:name="org37e14f6"/>Environmental Impact
<text:bookmark-end text:name="OrgXref.org37e14f6"/></text:h>
      <text:h text:style-name="Heading_20_1" text:outline-level="1" text:is-list-header="false">
<text:bookmark-start text:name="OrgXref.org9605f4e"/>
<text:bookmark text:name="org9605f4e"/>Development
<text:bookmark-end text:name="OrgXref.org9605f4e"/></text:h>
      <text:h text:style-name="Heading_20_2" text:outline-level="2" text:is-list-header="false">
<text:bookmark-start text:name="OrgXref.org022074c"/>
<text:bookmark text:name="org022074c"/>Workflow
<text:bookmark-end text:name="OrgXref.org022074c"/></text:h>
      <text:h text:style-name="Heading_20_2" text:outline-level="2" text:is-list-header="false">
<text:bookmark-start text:name="OrgXref.org409c9f5"/>
<text:bookmark text:name="org409c9f5"/>Makefile Commands
<text:bookmark-end text:name="OrgXref.org409c9f5"/></text:h>
      <text:h text:style-name="Heading_20_2" text:outline-level="2" text:is-list-header="false">
<text:bookmark-start text:name="OrgXref.org7e83df5"/>
<text:bookmark text:name="org7e83df5"/>Best Practices
<text:bookmark-end text:name="OrgXref.org7e83df5"/></text:h>
      <text:h text:style-name="Heading_20_1" text:outline-level="1" text:is-list-header="false">
<text:bookmark-start text:name="OrgXref.orgc9d98f0"/>
<text:bookmark text:name="orgc9d98f0"/>Conclusion
<text:bookmark-end text:name="OrgXref.orgc9d98f0"/></text:h>
      <text:h text:style-name="Heading_20_2" text:outline-level="2" text:is-list-header="false">
<text:bookmark-start text:name="OrgXref.orgd1c1745"/>
<text:bookmark text:name="orgd1c1745"/>Next Steps
<text:bookmark-end text:name="OrgXref.orgd1c1745"/></text:h>
      <text:h text:style-name="Heading_20_2" text:outline-level="2" text:is-list-header="false">
<text:bookmark-start text:name="OrgXref.org4f0586a"/>
<text:bookmark text:name="org4f0586a"/>Contributing
<text:bookmark-end text:name="OrgXref.org4f0586a"/></text:h>
      <text:h text:style-name="Heading_20_2" text:outline-level="2" text:is-list-header="false">
<text:bookmark-start text:name="OrgXref.orgdc28161"/>
<text:bookmark text:name="orgdc28161"/>License
<text:bookmark-end text:name="OrgXref.orgdc28161"/></text:h>
      <text:h text:style-name="Heading_20_2" text:outline-level="2" text:is-list-header="false">
<text:bookmark-start text:name="OrgXref.org73e856d"/>
<text:bookmark text:name="org73e856d"/>Disclaimer
<text:bookmark-end text:name="OrgXref.org73e856d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son Walsh Jason Walsh</dc:creator>
    <meta:initial-creator>Jason Walsh Jason Walsh</meta:initial-creator>
    <dc:date>2024-09-10T13:08:07</dc:date>
    <meta:creation-date>2024-09-10T13:08:07</meta:creation-date>
    <meta:generator>Emacs 29.4 (Org mode 9.6.15)</meta:generator>
    <meta:keyword/>
    <dc:subject/>
    <dc:title>AWS Certified AI Practitioner (AIF-C01) Exam Preparation AWS Certified AI Practitioner (AIF-C01) Exam Preparation</dc:title>
  </office:meta>
</office:document-meta>
</file>